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5-01-14T17:51:45</dc:date>
    <meta:editing-duration>PT4H25M20S</meta:editing-duration>
    <meta:editing-cycles>115</meta:editing-cycles>
    <meta:generator>LibreOffice/3.5$Linux_X86_64 LibreOffice_project/350m1$Build-2</meta:generator>
    <dc:creator>Laurent FRANCOIS</dc:creator>
    <meta:document-statistic meta:table-count="1" meta:image-count="0" meta:object-count="0" meta:page-count="2" meta:paragraph-count="26" meta:word-count="105" meta:character-count="839" meta:non-whitespace-character-count="760"/>
  </office:meta>
</office:document-meta>
</file>